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2" svg:font-family="Arial" style:font-family-generic="roman"/>
    <style:font-face style:name="Arial CE" svg:font-family="'Arial CE'" style:font-family-generic="roman"/>
    <style:font-face style:name="Times New Roman1" svg:font-family="'Times New Roman'" style:font-family-generic="roman"/>
    <style:font-face style:name="Times New Roman CE" svg:font-family="'Times New Roman CE'" style:font-family-generic="roman"/>
    <style:font-face style:name="Arial1" svg:font-family="Arial" style:font-family-generic="swiss"/>
    <style:font-face style:name="Mono" svg:font-family="Mono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502cm" fo:margin-left="-0.191cm" table:align="left"/>
    </style:style>
    <style:style style:name="Tabela1.A" style:family="table-column">
      <style:table-column-properties style:column-width="4.752cm"/>
    </style:style>
    <style:style style:name="Tabela1.B" style:family="table-column">
      <style:table-column-properties style:column-width="1.498cm"/>
    </style:style>
    <style:style style:name="Tabela1.C" style:family="table-column">
      <style:table-column-properties style:column-width="3.25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e0e0e0" fo:padding-left="0.191cm" fo:padding-right="0.191cm" fo:padding-top="0cm" fo:padding-bottom="0cm" fo:border="0.5pt solid #000001">
        <style:background-image/>
      </style:table-cell-properties>
    </style:style>
    <style:style style:name="Tabela1.2" style:family="table-row">
      <style:table-row-properties style:min-row-height="0.713cm" fo:keep-together="always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3" style:family="table-row">
      <style:table-row-properties style:min-row-height="0.829cm" fo:keep-together="always"/>
    </style:style>
    <style:style style:name="Tabela1.A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3" style:family="table-cell">
      <style:table-cell-properties style:vertical-align="middle" fo:padding-left="0.191cm" fo:padding-right="0.191cm" fo:padding-top="0cm" fo:padding-bottom="0cm" fo:border="0.5pt solid #000001"/>
    </style:style>
    <style:style style:name="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1" fo:font-size="10pt" fo:language="pl" fo:country="PL" style:font-size-asian="10pt" style:language-asian="pl" style:country-asian="P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1" fo:font-size="10pt" fo:language="pl" fo:country="PL" fo:font-weight="bold" style:font-size-asian="10pt" style:language-asian="pl" style:country-asian="PL" style:font-weight-asian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 CE" fo:font-size="10pt" fo:language="pl" fo:country="PL" fo:font-weight="bold" style:font-size-asian="10pt" style:language-asian="pl" style:country-asian="PL" style:font-weight-asian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 CE" fo:font-size="10pt" fo:language="pl" fo:country="PL" style:font-size-asian="10pt" style:language-asian="pl" style:country-asian="PL"/>
    </style:style>
    <style:style style:name="P6" style:family="paragraph" style:parent-style-name="Standard">
      <style:paragraph-properties fo:margin-left="0.635cm" fo:margin-right="0cm" fo:line-height="150%" fo:text-align="start" style:justify-single-word="false" fo:orphans="2" fo:widows="2" fo:text-indent="0cm" style:auto-text-indent="false" style:vertical-align="auto"/>
      <style:text-properties style:font-name="Times New Roman CE" fo:font-size="10pt" fo:language="pl" fo:country="PL" fo:font-style="italic" style:font-size-asian="10pt" style:language-asian="pl" style:country-asian="PL" style:font-style-asian="italic"/>
    </style:style>
    <style:style style:name="P7" style:family="paragraph" style:parent-style-name="Standard" style:list-style-name="L1">
      <style:paragraph-properties fo:line-height="150%" fo:text-align="start" style:justify-single-word="false" fo:orphans="2" fo:widows="2" style:vertical-align="auto"/>
      <style:text-properties style:font-name="Times New Roman CE" fo:font-size="10pt" fo:language="pl" fo:country="PL" style:font-size-asian="10pt" style:language-asian="pl" style:country-asian="PL"/>
    </style:style>
    <style:style style:name="P8" style:family="paragraph" style:parent-style-name="Standard" style:list-style-name="L2">
      <style:paragraph-properties fo:line-height="150%" fo:text-align="start" style:justify-single-word="false" fo:orphans="2" fo:widows="2" style:vertical-align="auto">
        <style:tab-stops>
          <style:tab-stop style:position="0.635cm"/>
          <style:tab-stop style:position="1.905cm"/>
        </style:tab-stops>
      </style:paragraph-properties>
      <style:text-properties style:font-name="Times New Roman CE" fo:font-size="10pt" fo:language="pl" fo:country="PL" style:font-size-asian="10pt" style:language-asian="pl" style:country-asian="PL"/>
    </style:style>
    <style:style style:name="P9" style:family="paragraph" style:parent-style-name="Standard" style:list-style-name="L1">
      <style:paragraph-properties fo:line-height="150%" fo:text-align="start" style:justify-single-word="false" fo:orphans="2" fo:widows="2" style:vertical-align="auto"/>
    </style:style>
    <style:style style:name="P10" style:family="paragraph" style:parent-style-name="Standard" style:list-style-name="L1">
      <style:paragraph-properties fo:line-height="150%" fo:text-align="start" style:justify-single-word="false" fo:orphans="2" fo:widows="2" style:vertical-align="auto">
        <style:tab-stops>
          <style:tab-stop style:position="0.635cm"/>
          <style:tab-stop style:position="1.251cm"/>
          <style:tab-stop style:position="6.502cm" style:leader-style="dotted" style:leader-text="."/>
        </style:tab-stops>
      </style:paragraph-properties>
    </style:style>
    <style:style style:name="P11" style:family="paragraph" style:parent-style-name="Standard" style:list-style-name="L2">
      <style:paragraph-properties fo:line-height="150%" fo:text-align="start" style:justify-single-word="false" fo:orphans="2" fo:widows="2" style:vertical-align="auto">
        <style:tab-stops>
          <style:tab-stop style:position="0.635cm"/>
          <style:tab-stop style:position="1.905cm"/>
        </style:tab-stops>
      </style:paragraph-properties>
    </style:style>
    <style:style style:name="P12" style:family="paragraph" style:parent-style-name="Standard">
      <style:paragraph-properties fo:margin-left="0.635cm" fo:margin-right="0cm" fo:line-height="150%" fo:text-align="start" style:justify-single-word="false" fo:orphans="2" fo:widows="2" fo:text-indent="0cm" style:auto-text-indent="false" style:vertical-align="auto"/>
      <style:text-properties style:font-name="Times New Roman CE" fo:font-size="10pt" fo:language="pl" fo:country="PL" fo:font-style="italic" officeooo:paragraph-rsid="0001caf0" style:font-size-asian="10pt" style:language-asian="pl" style:country-asian="PL" style:font-style-asian="italic"/>
    </style:style>
    <style:style style:name="P13" style:family="paragraph" style:parent-style-name="Standard">
      <style:paragraph-properties fo:margin-left="0.635cm" fo:margin-right="0cm" fo:line-height="150%" fo:text-align="start" style:justify-single-word="false" fo:orphans="2" fo:widows="2" fo:text-indent="0cm" style:auto-text-indent="false" style:vertical-align="auto"/>
    </style:style>
    <style:style style:name="P14" style:family="paragraph" style:parent-style-name="Standard">
      <style:paragraph-properties fo:margin-left="0.635cm" fo:margin-right="0cm" fo:line-height="150%" fo:text-align="start" style:justify-single-word="false" fo:orphans="2" fo:widows="2" fo:text-indent="0cm" style:auto-text-indent="false" style:vertical-align="auto"/>
      <style:text-properties officeooo:paragraph-rsid="0001caf0"/>
    </style:style>
    <style:style style:name="P15" style:family="paragraph" style:parent-style-name="Standard">
      <style:paragraph-properties fo:margin-left="0.635cm" fo:margin-right="0cm" fo:line-height="150%" fo:text-align="start" style:justify-single-word="false" fo:orphans="2" fo:widows="2" fo:text-indent="0cm" style:auto-text-indent="false" style:vertical-align="auto"/>
      <style:text-properties officeooo:paragraph-rsid="0001fa0f"/>
    </style:style>
    <style:style style:name="P16" style:family="paragraph" style:parent-style-name="Standard">
      <style:paragraph-properties fo:margin-left="0.635cm" fo:margin-right="0cm" fo:line-height="150%" fo:text-align="start" style:justify-single-word="false" fo:orphans="2" fo:widows="2" fo:text-indent="0cm" style:auto-text-indent="false" style:vertical-align="auto"/>
      <style:text-properties officeooo:paragraph-rsid="000231fe"/>
    </style:style>
    <style:style style:name="P1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style:vertical-align="auto"/>
      <style:text-properties style:font-name="Mono" officeooo:paragraph-rsid="00080e5c"/>
    </style:style>
    <style:style style:name="P18" style:family="paragraph" style:parent-style-name="Heading_20_2" style:list-style-name="WWNum2">
      <style:paragraph-properties fo:margin-left="0.635cm" fo:margin-right="0cm" fo:margin-top="0.423cm" fo:margin-bottom="0.106cm" style:contextual-spacing="false" fo:line-height="150%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Arial2" fo:font-size="12pt" fo:language="pl" fo:country="PL" fo:font-weight="bold" style:font-size-asian="12pt" style:language-asian="pl" style:country-asian="PL" style:font-weight-asian="bold"/>
    </style:style>
    <style:style style:name="P19" style:family="paragraph" style:parent-style-name="Heading_20_2" style:list-style-name="WWNum2">
      <style:paragraph-properties fo:margin-left="0.635cm" fo:margin-right="0cm" fo:margin-top="0.423cm" fo:margin-bottom="0.106cm" style:contextual-spacing="false" fo:line-height="150%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Arial2" fo:font-size="12pt" fo:language="pl" fo:country="PL" style:font-size-asian="12pt" style:language-asian="pl" style:country-asian="PL"/>
    </style:style>
    <style:style style:name="P20" style:family="paragraph" style:parent-style-name="Heading_20_2" style:list-style-name="WWNum2">
      <style:paragraph-properties fo:margin-left="0.635cm" fo:margin-right="0cm" fo:margin-top="0.423cm" fo:margin-bottom="0.106cm" style:contextual-spacing="false" fo:line-height="150%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</style:style>
    <style:style style:name="P21" style:family="paragraph" style:parent-style-name="Heading_20_2" style:list-style-name="WWNum2">
      <style:paragraph-properties fo:margin-left="0.635cm" fo:margin-right="0cm" fo:margin-top="0.423cm" fo:margin-bottom="0.106cm" style:contextual-spacing="false" fo:line-height="150%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Arial CE" fo:font-size="12pt" fo:language="pl" fo:country="PL" fo:font-weight="bold" style:font-size-asian="12pt" style:language-asian="pl" style:country-asian="PL" style:font-weight-asian="bold"/>
    </style:style>
    <style:style style:name="P22" style:family="paragraph" style:parent-style-name="Heading_20_1">
      <style:paragraph-properties fo:margin-left="0cm" fo:margin-right="0cm" fo:margin-top="0.847cm" fo:margin-bottom="0.212cm" style:contextual-spacing="false" fo:line-height="150%" fo:text-align="start" style:justify-single-word="false" fo:orphans="2" fo:widows="2" fo:text-indent="0cm" style:auto-text-indent="false" fo:keep-with-next="always" style:vertical-align="auto"/>
      <style:text-properties style:font-name="Arial CE" fo:font-size="14pt" fo:language="pl" fo:country="PL" fo:font-weight="bold" style:letter-kerning="true" style:font-size-asian="14pt" style:language-asian="pl" style:country-asian="PL" style:font-weight-asian="bold"/>
    </style:style>
    <style:style style:name="P23" style:family="paragraph" style:parent-style-name="Nag_b3_ówek" style:master-page-name="Standard">
      <style:paragraph-properties fo:margin-left="0cm" fo:margin-right="0cm" fo:margin-top="0.847cm" fo:margin-bottom="0.635cm" style:contextual-spacing="false" fo:line-height="150%" fo:text-align="center" style:justify-single-word="false" fo:orphans="2" fo:widows="2" fo:text-indent="0cm" style:auto-text-indent="false" style:page-number="auto" fo:keep-with-next="always" style:vertical-align="auto"/>
      <style:text-properties style:font-name="Arial2" fo:font-size="14pt" fo:language="pl" fo:country="PL" fo:font-weight="bold" style:letter-kerning="true" style:font-size-asian="14pt" style:language-asian="pl" style:country-asian="PL" style:font-weight-asian="bold"/>
    </style:style>
    <style:style style:name="T1" style:family="text">
      <style:text-properties fo:font-size="10pt" fo:language="pl" fo:country="PL" style:font-size-asian="10pt" style:language-asian="pl" style:country-asian="PL"/>
    </style:style>
    <style:style style:name="T2" style:family="text">
      <style:text-properties fo:font-size="10pt" fo:language="pl" fo:country="PL" fo:font-style="italic" officeooo:rsid="00080e5c" style:font-size-asian="10pt" style:language-asian="pl" style:country-asian="PL" style:font-style-asian="italic"/>
    </style:style>
    <style:style style:name="T3" style:family="text">
      <style:text-properties style:font-name="Arial2" fo:font-size="12pt" fo:language="pl" fo:country="PL" fo:font-weight="bold" style:font-size-asian="12pt" style:language-asian="pl" style:country-asian="PL" style:font-weight-asian="bold"/>
    </style:style>
    <style:style style:name="T4" style:family="text">
      <style:text-properties style:font-name="Times New Roman CE" fo:font-size="10pt" fo:language="pl" fo:country="PL" style:font-size-asian="10pt" style:language-asian="pl" style:country-asian="PL"/>
    </style:style>
    <style:style style:name="T5" style:family="text">
      <style:text-properties style:font-name="Times New Roman CE" fo:font-size="10pt" fo:language="pl" fo:country="PL" officeooo:rsid="0001caf0" style:font-size-asian="10pt" style:language-asian="pl" style:country-asian="PL"/>
    </style:style>
    <style:style style:name="T6" style:family="text">
      <style:text-properties style:font-name="Times New Roman CE" fo:font-size="10pt" fo:language="pl" fo:country="PL" officeooo:rsid="00061531" style:font-size-asian="10pt" style:language-asian="pl" style:country-asian="PL"/>
    </style:style>
    <style:style style:name="T7" style:family="text">
      <style:text-properties style:font-name="Times New Roman CE" fo:font-size="10pt" fo:language="pl" fo:country="PL" fo:font-style="italic" style:font-size-asian="10pt" style:language-asian="pl" style:country-asian="PL" style:font-style-asian="italic"/>
    </style:style>
    <style:style style:name="T8" style:family="text">
      <style:text-properties style:font-name="Times New Roman CE" fo:font-size="10pt" fo:language="pl" fo:country="PL" fo:font-style="italic" officeooo:rsid="00061531" style:font-size-asian="10pt" style:language-asian="pl" style:country-asian="PL" style:font-style-asian="italic"/>
    </style:style>
    <style:style style:name="T9" style:family="text">
      <style:text-properties style:font-name="Times New Roman CE" fo:font-size="10pt" fo:language="pl" fo:country="PL" fo:font-style="italic" officeooo:rsid="00080e5c" style:font-size-asian="10pt" style:language-asian="pl" style:country-asian="PL" style:font-style-asian="italic"/>
    </style:style>
    <style:style style:name="T10" style:family="text">
      <style:text-properties style:font-name="Times New Roman CE" fo:font-size="10pt" fo:language="pl" fo:country="PL" fo:font-style="italic" fo:font-weight="bold" style:font-size-asian="10pt" style:language-asian="pl" style:country-asian="PL" style:font-style-asian="italic" style:font-weight-asian="bold"/>
    </style:style>
    <style:style style:name="T11" style:family="text">
      <style:text-properties style:font-name="Times New Roman1" fo:font-size="10pt" fo:language="pl" fo:country="PL" fo:font-style="italic" officeooo:rsid="0001caf0" style:font-size-asian="10pt" style:language-asian="pl" style:country-asian="PL" style:font-style-asian="italic"/>
    </style:style>
    <style:style style:name="T12" style:family="text">
      <style:text-properties style:font-name="Times New Roman1" fo:font-size="10pt" fo:language="pl" fo:country="PL" fo:font-style="italic" officeooo:rsid="0001fa0f" style:font-size-asian="10pt" style:language-asian="pl" style:country-asian="PL" style:font-style-asian="italic"/>
    </style:style>
    <style:style style:name="T13" style:family="text">
      <style:text-properties style:font-name="Times New Roman1" fo:font-size="10pt" fo:language="pl" fo:country="PL" fo:font-style="italic" officeooo:rsid="000231fe" style:font-size-asian="10pt" style:language-asian="pl" style:country-asian="PL" style:font-style-asian="italic"/>
    </style:style>
    <style:style style:name="T14" style:family="text">
      <style:text-properties style:font-name="Times New Roman1" fo:font-size="10pt" fo:language="pl" fo:country="PL" fo:font-style="italic" officeooo:rsid="0003783e" style:font-size-asian="10pt" style:language-asian="pl" style:country-asian="PL" style:font-style-asian="italic"/>
    </style:style>
    <style:style style:name="T15" style:family="text">
      <style:text-properties style:font-name="Arial CE" fo:font-size="12pt" fo:language="pl" fo:country="PL" fo:font-weight="bold" style:font-size-asian="12pt" style:language-asian="pl" style:country-asian="PL" style:font-weight-asian="bold"/>
    </style:style>
    <style:style style:name="T16" style:family="text">
      <style:text-properties fo:color="#0000ff" style:font-name="Times New Roman CE" fo:font-size="10pt" fo:language="pl" fo:country="PL" style:font-size-asian="10pt" style:language-asian="pl" style:country-asian="PL"/>
    </style:style>
    <style:style style:name="T17" style:family="text">
      <style:text-properties officeooo:rsid="0001caf0"/>
    </style:style>
    <style:style style:name="T18" style:family="text">
      <style:text-properties fo:font-weight="bold" style:font-weight-asian="bold"/>
    </style:style>
    <style:style style:name="T19" style:family="text">
      <style:text-properties fo:color="#000000" style:font-name="Times New Roman CE" fo:font-size="10pt" fo:language="pl" fo:country="PL" style:font-size-asian="10pt" style:language-asian="pl" style:country-asian="PL"/>
    </style:style>
    <style:style style:name="T20" style:family="text">
      <style:text-properties officeooo:rsid="000231fe"/>
    </style:style>
    <style:style style:name="T21" style:family="text">
      <style:text-properties officeooo:rsid="00044644"/>
    </style:style>
    <style:style style:name="T22" style:family="text">
      <style:text-properties officeooo:rsid="000615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61cm" fo:text-indent="-0.635cm" fo:margin-left="1.9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6cm" fo:text-indent="-0.635cm" fo:margin-left="2.5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31cm" fo:text-indent="-0.635cm" fo:margin-left="3.2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6cm" fo:text-indent="-0.635cm" fo:margin-left="3.8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01cm" fo:text-indent="-0.635cm" fo:margin-left="4.5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Laboratorium Podstawy Przetwarzania Rozproszonego<text:line-break/>SPRAWOZDANIE <text:s/>z zadania „<text:span text:style-name="T17">Jaskiniowcy”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Nazwisko Imię</text:p>
          </table:table-cell>
          <table:table-cell table:style-name="Tabela1.A1" office:value-type="string">
            <text:p text:style-name="P3">album</text:p>
          </table:table-cell>
          <table:table-cell table:style-name="Tabela1.A1" office:value-type="string">
            <text:p text:style-name="P4">termin zajęć</text:p>
          </table:table-cell>
        </table:table-row>
        <table:table-row table:style-name="Tabela1.2"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C3" table:number-rows-spanned="2" office:value-type="string">
            <text:p text:style-name="P5">poniedziałek 9:45</text:p>
            <text:p text:style-name="P5">tydzień nieparzysty</text:p>
          </table:table-cell>
        </table:table-row>
        <table:table-row table:style-name="Tabela1.3">
          <table:table-cell table:style-name="Tabela1.A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covered-table-cell/>
        </table:table-row>
      </table:table>
      <text:h text:style-name="P22" text:outline-level="1">Część I – Algorytm rozwiązania</text:h>
      <text:list xml:id="list307080653" text:style-name="WWNum2">
        <text:list-item>
          <text:list>
            <text:list-item>
              <text:h text:style-name="P19" text:outline-level="2"><text:span text:style-name="T18">Definicja problemu</text:span></text:h>
            </text:list-item>
          </text:list>
        </text:list-item>
      </text:list>
      <text:p text:style-name="P12"><text:span text:style-name="T17">Grupy jaskiniowców o różnej wielkości co pewien czas gromadzą się na ceremonie w </text:span><text:span text:style-name="T20">jaskini</text:span><text:span text:style-name="T17"><text:line-break/>o pojemności J. Liczebność grupy waha się od M do N. Gdy jaskinia się zapełni tak, że<text:line-break/>na pewno nie wejdzie żadna następna grupa, odbywa się ceremonia. Po zakończeniu ceremonii<text:line-break/>jaskiniowcy opuszczają jaskinię. Ceremonia nie odbywa się, gdy jaskinia nie zostanie zapełniona.</text:span></text:p>
      <text:p text:style-name="P12"><text:span text:style-name="T17"/></text:p>
      <text:p text:style-name="P12"><text:span text:style-name="T17">Grupa jaskiniowców może wziąć udział w ceremonii tylko, jeżeli przyniesie święte kamienie<text:line-break/>księżycowe z polany świętych kamieni. <text:s/>Wystarczy jeden kamień księżycowy na<text:line-break/>grupę. Po zakończeniu ceremonii grupa odstawia kamienie na polanę, żeby nie<text:line-break/>przeszkadzały w wędrówkach. Kamieni jest K&lt;J. Naraz na polanie w celu zabrania kamienia<text:line-break/>może być tylko jedna grupa jaskiniowców.</text:span></text:p>
      <text:p text:style-name="P12"><text:span text:style-name="T17"/></text:p>
      <text:p text:style-name="P12"><text:span text:style-name="T17">Zaimplementować proces jaskiniowców.</text:span></text:p>
      <text:list xml:id="list2139420491" text:continue-numbering="true" text:style-name="WWNum2">
        <text:list-item>
          <text:list>
            <text:list-item>
              <text:h text:style-name="P20" text:outline-level="2"><text:span text:style-name="T15">Założenia przyjętego modelu</text:span><text:span text:style-name="T3"> komunikacji</text:span></text:h>
            </text:list-item>
          </text:list>
        </text:list-item>
      </text:list>
      <text:list xml:id="list14607603612" text:style-name="L1">
        <text:list-item>
          <text:p text:style-name="P7">asynchroniczny system z wymianą komunikatów</text:p>
        </text:list-item>
        <text:list-item>
          <text:p text:style-name="P9"><text:span text:style-name="T4">topologia połączeń:</text:span><text:span text:style-name="T19"> każdy z każdym</text:span></text:p>
        </text:list-item>
        <text:list-item>
          <text:p text:style-name="P10"><text:span text:style-name="T4">wymagana pojemność kanału: </text:span><text:span text:style-name="T5">6</text:span><text:span text:style-name="T16"> </text:span><text:span text:style-name="T19">wiadomości w jednym kierunku</text:span></text:p>
        </text:list-item>
        <text:list-item>
          <text:p text:style-name="P9"><text:span text:style-name="T4">inne wymagane własności sieci komunikacyjnej: </text:span><text:span text:style-name="T19">kanały typu FIFO</text:span></text:p>
        </text:list-item>
      </text:list>
      <text:list xml:id="list1887770044" text:continue-list="list2139420491" text:style-name="WWNum2">
        <text:list-item>
          <text:list>
            <text:list-item>
              <text:h text:style-name="P18" text:outline-level="2">Algorytm wzajemnego wykluczania</text:h>
            </text:list-item>
          </text:list>
        </text:list-item>
      </text:list>
      <text:p text:style-name="P14"><text:span text:style-name="T11"><text:tab/>W zadaniu pojawiają się dwie sekcje krytyczne. Pierwsza sekcja krytyczna (SK1), to wejście na polanę. Zgodnie z treścią w jednej chwili na polanie może się znajdować maksymalnie jedna grupa (czyli 1 proces), więc jest to zwykły przypadek SK. </text:span><text:span text:style-name="T12">Druga SK, to wejście do jaskini. Jaskinia ma J miejsc i zazwyczaj mieści się w niej więcej, niż 1 grupa, a zatem więcej niż jedna grupa może w danej chwili przebywać w SK. Dla drugiej sekcji krytycznej wybrano modyfikację algorytmu Ricart-Agrawala, która umożliwia wejście wielu procesów naraz. W związku z tym, aby uniknąć skomplikowania zadania przez wykorzystanie wielu algorytmów, w SK1 również wykorzystano algorytm R-A, ale w wersji oryginalnej.</text:span></text:p>
      <text:p text:style-name="P16"><text:span text:style-name="T13"><text:tab/>Algorytm Ricarta-Agrawala bazuje na przyznaniu procesom priorytetów. Kiedy proces ubiega się o wejście do SK wysyła wiadomości-żądania do wszystkich pozostałych. Może wejść do SK dopiero po otrzymaniu potwierdzenia od każdego z nich. Jeżeli w danym momencie proces nie czeka na wejście do SK, to powinien od razu odesłać potwierdzenie. W </text:span><text:soft-page-break/><text:span text:style-name="T13">przeciwnym wypadku porównuje priorytety. Jeżeli </text:span><text:span text:style-name="T14">żądający ma wyższy priorytet – pytany odsyła mu zezwolenie i czeka, a jeżeli żądający ma niższy priorytet, to potwierdzenie zostanie odesłane dopiero po wejściu i wyjściu z SK.</text:span></text:p>
      <text:p text:style-name="P15"><text:span text:style-name="T12"><text:tab/>W SK2 wykorzystano następującą modyfikację algorytmu R-A. </text:span><text:span text:style-name="T13">W jednym ze źródeł udało się znaleźć opis dowodzący, że jeżeli do SK może wejść k procesów, to proces ubiegający się o wejście nie musi czekać na otrzymanie n-1 potwierdzeń, a wystarczy mu tylko k potwierdzeń. Na potrzeby zadania zmodyfikowano ten pomysł jeszcze trochę, a mianowicie uznano, że procesowi 'i' wystarczy taka liczba potwierdzeń, aby suma liczebności grup, które zrzekają się dostępu do SK była nie mniejsza, niż łączna liczebność wszystkich grup pomniejszona o pojemność jaskini.</text:span></text:p>
      <text:list xml:id="list441174471" text:continue-numbering="true" text:style-name="WWNum2">
        <text:list-item>
          <text:list>
            <text:list-item>
              <text:h text:style-name="P21" text:outline-level="2">Analiza złożoności komunikacyjnej algorytmu</text:h>
            </text:list-item>
          </text:list>
        </text:list-item>
      </text:list>
      <text:p text:style-name="P6">złożoność pojedynczego przebiegu jednej instancji algorytmu (czyli z punktu widzenia pojedynczego procesu); <text:span text:style-name="T21">N – liczba procesów</text:span></text:p>
      <text:list xml:id="list307080753" text:style-name="L2">
        <text:list-item>
          <text:p text:style-name="P8">złożoność komunikacyjna pakietowa, wyrażona w liczbie komunikatów: <text:span text:style-name="T21">10*N</text:span></text:p>
        </text:list-item>
        <text:list-item>
          <text:p text:style-name="P11"><text:span text:style-name="T4">złożoność czasowa przy założeniu jednostkowego czasu przesłania pojedynczego komunikatu w kanale: </text:span><text:span text:style-name="T6">10</text:span></text:p>
        </text:list-item>
      </text:list>
      <text:h text:style-name="P22" text:outline-level="1">Część II – Implementacja rozwiązania</text:h>
      <text:p text:style-name="P13"><text:span text:style-name="T7">kod źródłowy implementacji w środowisku PVM/MP</text:span><text:span text:style-name="T8">I</text:span></text:p>
      <text:p text:style-name="P17"><text:span text:style-name="T2">int j,<text:tab/>// Cave capacity</text:span></text:p>
      <text:p text:style-name="P17"><text:span text:style-name="T2"><text:tab/>m,<text:tab/>// Minimal group size</text:span></text:p>
      <text:p text:style-name="P17"><text:span text:style-name="T2"><text:tab/>n,<text:tab/>// Maximal group size</text:span></text:p>
      <text:p text:style-name="P17"><text:span text:style-name="T2"><text:tab/>k;<text:tab/>// Stones count</text:span></text:p>
      <text:p text:style-name="P17"><text:span text:style-name="T2"/></text:p>
      <text:p text:style-name="P17"><text:span text:style-name="T2">struct{</text:span></text:p>
      <text:p text:style-name="P17"><text:span text:style-name="T2"><text:tab/>int state;<text:tab/>// Contains current process state</text:span></text:p>
      <text:p text:style-name="P17"><text:span text:style-name="T2"><text:tab/>int *group_size;<text:tab/>// Contains sizes of each group</text:span></text:p>
      <text:p text:style-name="P17"><text:span text:style-name="T2"><text:tab/>int sum_group_size;<text:tab/>// Contains summary group size</text:span></text:p>
      <text:p text:style-name="P17"><text:span text:style-name="T2"><text:tab/>int *group_queue;<text:tab/>// Contains queue of groups waiting for response</text:span></text:p>
      <text:p text:style-name="P17"><text:span text:style-name="T2"><text:tab/>char *got_stone;<text:tab/>// Table of processes having stones</text:span></text:p>
      <text:p text:style-name="P17"><text:span text:style-name="T2"><text:tab/>char on_the_glade;<text:tab/>// Tells if process is on the glade</text:span></text:p>
      <text:p text:style-name="P17"><text:span text:style-name="T2"><text:tab/>char *in_the_cave;<text:tab/>// Tells if process is in the cave</text:span></text:p>
      <text:p text:style-name="P17"><text:span text:style-name="T2">} state;</text:span></text:p>
      <text:p text:style-name="P17"><text:span text:style-name="T2"/></text:p>
      <text:p text:style-name="P17"><text:span text:style-name="T2">int size, // Count of all processes</text:span></text:p>
      <text:p text:style-name="P17"><text:span text:style-name="T2"><text:tab/>rank; // Number of current process</text:span></text:p>
      <text:p text:style-name="P17"><text:span text:style-name="T2"/></text:p>
      <text:p text:style-name="P17"><text:span text:style-name="T2">void send_to_all (void *data, int data_size, MPI_Datatype data_type, int msg_tag) {</text:span></text:p>
      <text:p text:style-name="P17"><text:span text:style-name="T2"><text:tab/>int i;</text:span></text:p>
      <text:p text:style-name="P17"><text:span text:style-name="T2"><text:tab/>for (i = 0; i &lt; size; i++) MPI_Send(data, data_size, data_type, i, msg_tag, MPI_COMM_WORLD);</text:span></text:p>
      <text:p text:style-name="P17"><text:span text:style-name="T2">}</text:span></text:p>
      <text:p text:style-name="P17"><text:span text:style-name="T2"/></text:p>
      <text:p text:style-name="P17"><text:span text:style-name="T2">int count_free_stones () {</text:span></text:p>
      <text:p text:style-name="P17"><text:span text:style-name="T2"><text:tab/>int i, c = k;</text:span></text:p>
      <text:p text:style-name="P17"><text:span text:style-name="T2"><text:tab/>for (i = 0; i &lt; size; i++)</text:span></text:p>
      <text:p text:style-name="P17"><text:span text:style-name="T2"><text:tab/><text:tab/>if (state.got_stone[i] == true) c--;</text:span></text:p>
      <text:p text:style-name="P17"><text:span text:style-name="T2"><text:tab/>return c;</text:span></text:p>
      <text:p text:style-name="P17"><text:span text:style-name="T2">}</text:span></text:p>
      <text:p text:style-name="P17"><text:span text:style-name="T2"/></text:p>
      <text:p text:style-name="P17"><text:span text:style-name="T2">void init () {</text:span></text:p>
      <text:p text:style-name="P17"><text:span text:style-name="T2"><text:tab/>// Randomize group size</text:span></text:p>
      <text:p text:style-name="P17"><text:span text:style-name="T2"><text:tab/>srand(time(0) + rank);</text:span></text:p>
      <text:p text:style-name="P17"><text:span text:style-name="T2"><text:tab/>state.group_size[rank] = m + (rand() % (n-m+1) );</text:span></text:p>
      <text:p text:style-name="P17"><text:span text:style-name="T2"><text:tab/>// Broadcast group size to others</text:span></text:p>
      <text:p text:style-name="P17"><text:span text:style-name="T2"><text:tab/>int i;</text:span></text:p>
      <text:p text:style-name="P17"><text:span text:style-name="T2"><text:tab/>for (i = 0; i &lt; size; i++)</text:span></text:p>
      <text:p text:style-name="P17"><text:span text:style-name="T2"><text:tab/><text:tab/>if (i != rank)</text:span></text:p>
      <text:p text:style-name="P17"><text:soft-page-break/><text:span text:style-name="T2"><text:tab/><text:tab/><text:tab/>MPI_Send(&amp;(state.group_size[rank]), 1, MPI_INT, i, GROUP_SIZE, MPI_COMM_WORLD);</text:span></text:p>
      <text:p text:style-name="P17"><text:span text:style-name="T2"><text:tab/>//receiving group sizes from others</text:span></text:p>
      <text:p text:style-name="P17"><text:span text:style-name="T2"><text:tab/>for (i = 0; i &lt; size; i++)</text:span></text:p>
      <text:p text:style-name="P17"><text:span text:style-name="T2"><text:tab/><text:tab/>if (i != rank)</text:span></text:p>
      <text:p text:style-name="P17"><text:span text:style-name="T2"><text:tab/><text:tab/><text:tab/>MPI_Recv(&amp;(state.group_size[i]), 1, MPI_INT, i, GROUP_SIZE, MPI_COMM_WORLD, MPI_STATUS_IGNORE);</text:span></text:p>
      <text:p text:style-name="P17"><text:span text:style-name="T2"><text:tab/>state.sum_group_size = 0;</text:span></text:p>
      <text:p text:style-name="P17"><text:span text:style-name="T2"><text:tab/>for (i = 0; i &lt; size; i++)</text:span></text:p>
      <text:p text:style-name="P17"><text:span text:style-name="T2"><text:tab/><text:tab/>state.sum_group_size = state.sum_group_size + state.group_size[i];</text:span></text:p>
      <text:p text:style-name="P17"><text:span text:style-name="T2"><text:tab/>// Increment status</text:span></text:p>
      <text:p text:style-name="P17"><text:span text:style-name="T2"><text:tab/>state.state = GO_FOR_STONE;</text:span></text:p>
      <text:p text:style-name="P17"><text:span text:style-name="T2">}</text:span></text:p>
      <text:p text:style-name="P17"><text:span text:style-name="T2"/></text:p>
      <text:p text:style-name="P17"><text:span text:style-name="T2">void go_for_stone () {</text:span></text:p>
      <text:p text:style-name="P17"><text:span text:style-name="T2"><text:tab/>// Broadcast request for entering Critical Section 1.</text:span></text:p>
      <text:p text:style-name="P17"><text:span text:style-name="T2"><text:tab/>send_to_all( &amp;null, 1, MPI_INT, REQUEST_FIELD);</text:span></text:p>
      <text:p text:style-name="P17"><text:span text:style-name="T2">}</text:span></text:p>
      <text:p text:style-name="P17"><text:span text:style-name="T2"/></text:p>
      <text:p text:style-name="P17"><text:span text:style-name="T2">void glade_to_cave () {</text:span></text:p>
      <text:p text:style-name="P17"><text:span text:style-name="T2"><text:tab/>int i, free_stones = count_free_stones();</text:span></text:p>
      <text:p text:style-name="P17"><text:span text:style-name="T2"><text:tab/>if (free_stones == 0) {</text:span></text:p>
      <text:p text:style-name="P17"><text:span text:style-name="T2"><text:tab/><text:tab/>signal(SIGALRM, cavemen);</text:span></text:p>
      <text:p text:style-name="P17"><text:span text:style-name="T2"><text:tab/><text:tab/>alarm(1);</text:span></text:p>
      <text:p text:style-name="P17"><text:span text:style-name="T2"><text:tab/><text:tab/>return;</text:span></text:p>
      <text:p text:style-name="P17"><text:span text:style-name="T2"><text:tab/>}</text:span></text:p>
      <text:p text:style-name="P17"><text:span text:style-name="T2"><text:tab/>send_to_all( (void*)&amp;(state.group_size[rank]), 1, MPI_INT, PICK_STONE);</text:span></text:p>
      <text:p text:style-name="P17"><text:span text:style-name="T2"><text:tab/>for (i = 0; i &lt; size; i++)</text:span></text:p>
      <text:p text:style-name="P17"><text:span text:style-name="T2"><text:tab/><text:tab/>if (state.group_queue[i] == WAITING_4_GLADE) {</text:span></text:p>
      <text:p text:style-name="P17"><text:span text:style-name="T2"><text:tab/><text:tab/><text:tab/>MPI_Send(&amp;null, 1, MPI_INT, i, ACK_FIELD, MPI_COMM_WORLD);</text:span></text:p>
      <text:p text:style-name="P17"><text:span text:style-name="T2"><text:tab/><text:tab/><text:tab/>state.group_queue[i] = NOT_QUEUED;</text:span></text:p>
      <text:p text:style-name="P17"><text:span text:style-name="T2"><text:tab/><text:tab/>}</text:span></text:p>
      <text:p text:style-name="P17"><text:span text:style-name="T2"><text:tab/>state.on_the_glade = false;</text:span></text:p>
      <text:p text:style-name="P17"><text:span text:style-name="T2"><text:tab/>send_to_all( &amp;null, 1, MPI_INT, REQUEST_CAVE);</text:span></text:p>
      <text:p text:style-name="P17"><text:span text:style-name="T2">}</text:span></text:p>
      <text:p text:style-name="P17"><text:span text:style-name="T2"/></text:p>
      <text:p text:style-name="P17"><text:span text:style-name="T2">char can_any_group_get_in(int free_stones){</text:span></text:p>
      <text:p text:style-name="P17"><text:span text:style-name="T2"><text:tab/>int sum_in_cave = 0, i, min = n;</text:span></text:p>
      <text:p text:style-name="P17"><text:span text:style-name="T2"><text:tab/>for (i = 0; i&lt;size; i++){</text:span></text:p>
      <text:p text:style-name="P17"><text:span text:style-name="T2"><text:tab/><text:tab/>if (state.in_the_cave[i] == true)</text:span></text:p>
      <text:p text:style-name="P17"><text:span text:style-name="T2"><text:tab/><text:tab/><text:tab/>sum_in_cave += state.group_size[i];</text:span></text:p>
      <text:p text:style-name="P17"><text:span text:style-name="T2"><text:tab/><text:tab/>else if (state.group_size[i] &lt; min &amp;&amp; (free_stones &gt; 0 || state.got_stone[i]))</text:span></text:p>
      <text:p text:style-name="P17"><text:span text:style-name="T2"><text:tab/><text:tab/><text:tab/>min = state.group_size[i];</text:span></text:p>
      <text:p text:style-name="P17"><text:span text:style-name="T2"><text:tab/>}</text:span></text:p>
      <text:p text:style-name="P17"><text:span text:style-name="T2"><text:tab/>if (min &lt;= j-sum_in_cave) return true;</text:span></text:p>
      <text:p text:style-name="P17"><text:span text:style-name="T2"><text:tab/>else return false;</text:span></text:p>
      <text:p text:style-name="P17"><text:span text:style-name="T2">}</text:span></text:p>
      <text:p text:style-name="P17"><text:span text:style-name="T2"/></text:p>
      <text:p text:style-name="P17"><text:span text:style-name="T2">void wait_4_cerem () {</text:span></text:p>
      <text:p text:style-name="P17"><text:span text:style-name="T2"><text:tab/>int free_stones = count_free_stones();</text:span></text:p>
      <text:p text:style-name="P17"><text:span text:style-name="T2"><text:tab/>if(can_any_group_get_in(free_stones) == false)</text:span></text:p>
      <text:p text:style-name="P17"><text:span text:style-name="T2"><text:tab/><text:tab/>send_to_all( &amp;null, 1, MPI_INT, CELEBRATE);</text:span></text:p>
      <text:p text:style-name="P17"><text:span text:style-name="T2">}</text:span></text:p>
      <text:p text:style-name="P17"><text:span text:style-name="T2"/></text:p>
      <text:p text:style-name="P17"><text:span text:style-name="T2">void ceremony () {</text:span></text:p>
      <text:p text:style-name="P17"><text:span text:style-name="T2"><text:tab/>send_to_all(&amp;null, 1, MPI_INT, LEAVE_CAVE);</text:span></text:p>
      <text:p text:style-name="P17"><text:span text:style-name="T2"><text:tab/>send_to_all(&amp;null, 1, MPI_INT, LEAVE_STONE);</text:span></text:p>
      <text:p text:style-name="P17"><text:span text:style-name="T2"><text:tab/>int i;</text:span></text:p>
      <text:p text:style-name="P17"><text:span text:style-name="T2"><text:tab/>for (i = 0; i &lt; size; i++)</text:span></text:p>
      <text:p text:style-name="P17"><text:span text:style-name="T2"><text:tab/><text:tab/>if (state.group_queue[i] == WAITING_4_CAVE) {</text:span></text:p>
      <text:p text:style-name="P17"><text:span text:style-name="T2"><text:tab/><text:tab/><text:tab/>MPI_Send(&amp;null, 1, MPI_INT, i, ACK_CAVE, MPI_COMM_WORLD);</text:span></text:p>
      <text:p text:style-name="P17"><text:span text:style-name="T2"><text:tab/><text:tab/><text:tab/>state.group_queue[i] = NOT_QUEUED;</text:span></text:p>
      <text:p text:style-name="P17"><text:span text:style-name="T2"><text:tab/><text:tab/>}</text:span></text:p>
      <text:p text:style-name="P17"><text:span text:style-name="T2"><text:tab/>state.state = GO_FOR_STONE;</text:span></text:p>
      <text:p text:style-name="P17"><text:soft-page-break/><text:span text:style-name="T2">}</text:span></text:p>
      <text:p text:style-name="P17"><text:span text:style-name="T2"/></text:p>
      <text:p text:style-name="P17"><text:span text:style-name="T2">//<text:tab/>Reaction for signal SIGALRM</text:span></text:p>
      <text:p text:style-name="P17"><text:span text:style-name="T2">void cavemen (int no) {</text:span></text:p>
      <text:p text:style-name="P17"><text:span text:style-name="T2"><text:tab/>switch (state.state) {</text:span></text:p>
      <text:p text:style-name="P17"><text:span text:style-name="T2"><text:tab/><text:tab/>case GO_FOR_STONE:</text:span></text:p>
      <text:p text:style-name="P17"><text:span text:style-name="T2"><text:tab/><text:tab/><text:tab/>go_for_stone();</text:span></text:p>
      <text:p text:style-name="P17"><text:span text:style-name="T2"><text:tab/><text:tab/><text:tab/>break;</text:span></text:p>
      <text:p text:style-name="P17"><text:span text:style-name="T2"><text:tab/><text:tab/>case GLADE_TO_CAVE:</text:span></text:p>
      <text:p text:style-name="P17"><text:span text:style-name="T2"><text:tab/><text:tab/><text:tab/>glade_to_cave();</text:span></text:p>
      <text:p text:style-name="P17"><text:span text:style-name="T2"><text:tab/><text:tab/><text:tab/>break;</text:span></text:p>
      <text:p text:style-name="P17"><text:span text:style-name="T2"><text:tab/><text:tab/>case WAIT_4_CEREM:</text:span></text:p>
      <text:p text:style-name="P17"><text:span text:style-name="T2"><text:tab/><text:tab/><text:tab/>wait_4_cerem();</text:span></text:p>
      <text:p text:style-name="P17"><text:span text:style-name="T2"><text:tab/><text:tab/><text:tab/>signal(SIGALRM, cavemen);</text:span></text:p>
      <text:p text:style-name="P17"><text:span text:style-name="T2"><text:tab/><text:tab/><text:tab/>alarm(1);</text:span></text:p>
      <text:p text:style-name="P17"><text:span text:style-name="T2"><text:tab/><text:tab/><text:tab/>break;</text:span></text:p>
      <text:p text:style-name="P17"><text:span text:style-name="T2"><text:tab/><text:tab/>case CEREMONY:</text:span></text:p>
      <text:p text:style-name="P17"><text:span text:style-name="T2"><text:tab/><text:tab/><text:tab/>ceremony();</text:span></text:p>
      <text:p text:style-name="P17"><text:span text:style-name="T2"><text:tab/><text:tab/><text:tab/>signal(SIGALRM, cavemen);</text:span></text:p>
      <text:p text:style-name="P17"><text:span text:style-name="T2"><text:tab/><text:tab/><text:tab/>alarm(1);</text:span></text:p>
      <text:p text:style-name="P17"><text:span text:style-name="T2"><text:tab/><text:tab/><text:tab/>break;</text:span></text:p>
      <text:p text:style-name="P17"><text:span text:style-name="T2"><text:tab/><text:tab/>default:</text:span></text:p>
      <text:p text:style-name="P17"><text:span text:style-name="T2"><text:tab/><text:tab/><text:tab/>perror("Undefined state!");</text:span></text:p>
      <text:p text:style-name="P17"><text:span text:style-name="T2"><text:tab/>}</text:span></text:p>
      <text:p text:style-name="P17"><text:span text:style-name="T2">}</text:span></text:p>
      <text:p text:style-name="P17"><text:span text:style-name="T2"/></text:p>
      <text:p text:style-name="P17"><text:span text:style-name="T2">int main (int argc, char **argv) {</text:span></text:p>
      <text:p text:style-name="P17"><text:span text:style-name="T2"><text:tab/>if (argc != 5) {</text:span></text:p>
      <text:p text:style-name="P17"><text:span text:style-name="T2"><text:tab/><text:tab/>printf("You have to type in all 4 numbers as parameters:\nJ - Cave capacity\nM - Minimum group size\nN - Maximum group size\nK - Number of Saint Moon Stones (K&lt;J)\n\n");</text:span></text:p>
      <text:p text:style-name="P17"><text:span text:style-name="T2"><text:tab/><text:tab/>exit(EXIT_FAILURE);</text:span></text:p>
      <text:p text:style-name="P17"><text:span text:style-name="T2"><text:tab/>}</text:span></text:p>
      <text:p text:style-name="P17"><text:span text:style-name="T2"><text:tab/>else {</text:span></text:p>
      <text:p text:style-name="P17"><text:span text:style-name="T2"><text:tab/><text:tab/>j = atoi(argv[1]);</text:span></text:p>
      <text:p text:style-name="P17"><text:span text:style-name="T2"><text:tab/><text:tab/>m = atoi(argv[2]);</text:span></text:p>
      <text:p text:style-name="P17"><text:span text:style-name="T2"><text:tab/><text:tab/>n = atoi(argv[3]);</text:span></text:p>
      <text:p text:style-name="P17"><text:span text:style-name="T2"><text:tab/><text:tab/>k = atoi(argv[4]);</text:span></text:p>
      <text:p text:style-name="P17"><text:span text:style-name="T2"><text:tab/><text:tab/>if (m&gt;=n || k&gt;=j) {</text:span></text:p>
      <text:p text:style-name="P17"><text:span text:style-name="T2"><text:tab/><text:tab/><text:tab/>printf("M = %d have to be smaller than N = %d and K = %d have to be smaller than J = %d!", m, n, k, j);</text:span></text:p>
      <text:p text:style-name="P17"><text:span text:style-name="T2"><text:tab/><text:tab/><text:tab/>exit(EXIT_FAILURE);</text:span></text:p>
      <text:p text:style-name="P17"><text:span text:style-name="T2"><text:tab/><text:tab/>}</text:span></text:p>
      <text:p text:style-name="P17"><text:span text:style-name="T2"><text:tab/>}</text:span></text:p>
      <text:p text:style-name="P17"><text:span text:style-name="T2"><text:tab/>MPI_Init(&amp;argc, &amp;argv);</text:span></text:p>
      <text:p text:style-name="P17"><text:span text:style-name="T2"><text:tab/>MPI_Status status;</text:span></text:p>
      <text:p text:style-name="P17"><text:span text:style-name="T2"><text:tab/>MPI_Comm_rank(MPI_COMM_WORLD, &amp;rank);</text:span></text:p>
      <text:p text:style-name="P17"><text:span text:style-name="T2"><text:tab/>MPI_Comm_size(MPI_COMM_WORLD, &amp;size);</text:span></text:p>
      <text:p text:style-name="P17"><text:span text:style-name="T2"/></text:p>
      <text:p text:style-name="P17"><text:span text:style-name="T2"><text:tab/>state.group_size = calloc( (size_t) size, sizeof(int) );</text:span></text:p>
      <text:p text:style-name="P17"><text:span text:style-name="T2"><text:tab/>state.group_queue = calloc( (size_t) size, sizeof(int) );</text:span></text:p>
      <text:p text:style-name="P17"><text:span text:style-name="T2"><text:tab/>state.got_stone = calloc( (size_t) size, sizeof(char) );</text:span></text:p>
      <text:p text:style-name="P17"><text:span text:style-name="T2"><text:tab/>state.in_the_cave = calloc( (size_t) size, sizeof(char) );</text:span></text:p>
      <text:p text:style-name="P17"><text:span text:style-name="T2"><text:tab/>int i;</text:span></text:p>
      <text:p text:style-name="P17"><text:span text:style-name="T2"><text:tab/>for (i = 0; i&lt;size; i++) {</text:span></text:p>
      <text:p text:style-name="P17"><text:span text:style-name="T2"><text:tab/><text:tab/>state.group_queue[i] = NOT_QUEUED;</text:span></text:p>
      <text:p text:style-name="P17"><text:span text:style-name="T2"><text:tab/><text:tab/>state.got_stone[i] = false;</text:span></text:p>
      <text:p text:style-name="P17"><text:span text:style-name="T2"><text:tab/><text:tab/>state.in_the_cave[i] = false;</text:span></text:p>
      <text:p text:style-name="P17"><text:span text:style-name="T2"><text:tab/>}</text:span></text:p>
      <text:p text:style-name="P17"><text:span text:style-name="T2"><text:tab/>state.on_the_glade = false;</text:span></text:p>
      <text:p text:style-name="P17"><text:span text:style-name="T2"><text:tab/>init();</text:span></text:p>
      <text:p text:style-name="P17"><text:span text:style-name="T2"><text:tab/>signal(SIGALRM, cavemen);</text:span></text:p>
      <text:p text:style-name="P17"><text:span text:style-name="T2"><text:tab/>alarm(1);<text:tab/></text:span></text:p>
      <text:p text:style-name="P17"><text:span text:style-name="T2"/></text:p>
      <text:p text:style-name="P17"><text:span text:style-name="T2"><text:tab/>// Vars outside of loop</text:span></text:p>
      <text:p text:style-name="P17"><text:soft-page-break/><text:span text:style-name="T2"><text:tab/>int field_ack_counter = 0;</text:span></text:p>
      <text:p text:style-name="P17"><text:span text:style-name="T2"><text:tab/>int cave_ack_counter = 0, cave_ack_size = 0;</text:span></text:p>
      <text:p text:style-name="P17"><text:span text:style-name="T2"><text:tab/>while (true){</text:span></text:p>
      <text:p text:style-name="P17"><text:span text:style-name="T2"><text:tab/><text:tab/>int recv;</text:span></text:p>
      <text:p text:style-name="P17"><text:span text:style-name="T2"><text:tab/><text:tab/>MPI_Recv(&amp;recv, 1, MPI_INT, MPI_ANY_SOURCE, MPI_ANY_TAG, MPI_COMM_WORLD, &amp;status);</text:span></text:p>
      <text:p text:style-name="P17"><text:span text:style-name="T2"><text:tab/><text:tab/>switch (status.MPI_TAG){</text:span></text:p>
      <text:p text:style-name="P17"><text:span text:style-name="T2"><text:tab/><text:tab/><text:tab/>case REQUEST_FIELD:</text:span></text:p>
      <text:p text:style-name="P17"><text:span text:style-name="T2"><text:tab/><text:tab/><text:tab/><text:tab/>if (status.MPI_SOURCE != rank &amp;&amp; (</text:span></text:p>
      <text:p text:style-name="P17"><text:span text:style-name="T2"><text:tab/><text:tab/><text:tab/><text:tab/><text:tab/><text:tab/><text:tab/>state.on_the_glade == true</text:span></text:p>
      <text:p text:style-name="P17"><text:span text:style-name="T2"><text:tab/><text:tab/><text:tab/><text:tab/><text:tab/><text:tab/><text:tab/>|| (state.state == GO_FOR_STONE &amp;&amp; rank &gt; status.MPI_SOURCE) ) ) {</text:span></text:p>
      <text:p text:style-name="P17"><text:span text:style-name="T2"><text:tab/><text:tab/><text:tab/><text:tab/><text:tab/>state.group_queue[status.MPI_SOURCE] = WAITING_4_GLADE;</text:span></text:p>
      <text:p text:style-name="P17"><text:span text:style-name="T2"><text:tab/><text:tab/><text:tab/><text:tab/>} else {</text:span></text:p>
      <text:p text:style-name="P17"><text:span text:style-name="T2"><text:tab/><text:tab/><text:tab/><text:tab/><text:tab/>MPI_Send(&amp;null, 1, MPI_INT, status.MPI_SOURCE, ACK_FIELD, MPI_COMM_WORLD);</text:span></text:p>
      <text:p text:style-name="P17"><text:span text:style-name="T2"><text:tab/><text:tab/><text:tab/><text:tab/>}</text:span></text:p>
      <text:p text:style-name="P17"><text:span text:style-name="T2"><text:tab/><text:tab/><text:tab/><text:tab/>break;<text:tab/></text:span></text:p>
      <text:p text:style-name="P17"><text:span text:style-name="T2"><text:tab/><text:tab/><text:tab/>case ACK_FIELD:</text:span></text:p>
      <text:p text:style-name="P17"><text:span text:style-name="T2"><text:tab/><text:tab/><text:tab/><text:tab/>field_ack_counter = field_ack_counter + 1;</text:span></text:p>
      <text:p text:style-name="P17"><text:span text:style-name="T2"><text:tab/><text:tab/><text:tab/><text:tab/>if (field_ack_counter == size) {</text:span></text:p>
      <text:p text:style-name="P17"><text:span text:style-name="T2"><text:tab/><text:tab/><text:tab/><text:tab/><text:tab/>// Increment status</text:span></text:p>
      <text:p text:style-name="P17"><text:span text:style-name="T2"><text:tab/><text:tab/><text:tab/><text:tab/><text:tab/>state.on_the_glade = true;</text:span></text:p>
      <text:p text:style-name="P17"><text:span text:style-name="T2"><text:tab/><text:tab/><text:tab/><text:tab/><text:tab/>state.state = GLADE_TO_CAVE;</text:span></text:p>
      <text:p text:style-name="P17"><text:span text:style-name="T2"><text:tab/><text:tab/><text:tab/><text:tab/><text:tab/>field_ack_counter = 0;</text:span></text:p>
      <text:p text:style-name="P17"><text:span text:style-name="T2"><text:tab/><text:tab/><text:tab/><text:tab/><text:tab/>signal(SIGALRM, cavemen);</text:span></text:p>
      <text:p text:style-name="P17"><text:span text:style-name="T2"><text:tab/><text:tab/><text:tab/><text:tab/><text:tab/>raise(SIGALRM);</text:span></text:p>
      <text:p text:style-name="P17"><text:span text:style-name="T2"><text:tab/><text:tab/><text:tab/><text:tab/>}</text:span></text:p>
      <text:p text:style-name="P17"><text:span text:style-name="T2"><text:tab/><text:tab/><text:tab/><text:tab/>break;</text:span></text:p>
      <text:p text:style-name="P17"><text:span text:style-name="T2"><text:tab/><text:tab/><text:tab/>case PICK_STONE:</text:span></text:p>
      <text:p text:style-name="P17"><text:span text:style-name="T2"><text:tab/><text:tab/><text:tab/><text:tab/>state.got_stone[status.MPI_SOURCE] = true;</text:span></text:p>
      <text:p text:style-name="P17"><text:span text:style-name="T2"><text:tab/><text:tab/><text:tab/><text:tab/>break;</text:span></text:p>
      <text:p text:style-name="P17"><text:span text:style-name="T2"><text:tab/><text:tab/><text:tab/>case LEAVE_STONE:</text:span></text:p>
      <text:p text:style-name="P17"><text:span text:style-name="T2"><text:tab/><text:tab/><text:tab/><text:tab/>state.got_stone[status.MPI_SOURCE] = false;</text:span></text:p>
      <text:p text:style-name="P17"><text:span text:style-name="T2"><text:tab/><text:tab/><text:tab/><text:tab/>break;</text:span></text:p>
      <text:p text:style-name="P17"><text:span text:style-name="T2"><text:tab/><text:tab/><text:tab/>case REQUEST_CAVE:</text:span></text:p>
      <text:p text:style-name="P17"><text:span text:style-name="T2"><text:tab/><text:tab/><text:tab/><text:tab/>if ( status.MPI_SOURCE == rank || state.got_stone[rank] == false || (</text:span></text:p>
      <text:p text:style-name="P17"><text:span text:style-name="T2"><text:tab/><text:tab/><text:tab/><text:tab/><text:tab/><text:tab/><text:tab/>state.in_the_cave[rank] == false &amp;&amp; (</text:span></text:p>
      <text:p text:style-name="P17"><text:span text:style-name="T2"><text:tab/><text:tab/><text:tab/><text:tab/><text:tab/><text:tab/><text:tab/><text:tab/><text:tab/>state.state != GLADE_TO_CAVE</text:span></text:p>
      <text:p text:style-name="P17"><text:span text:style-name="T2"><text:tab/><text:tab/><text:tab/><text:tab/><text:tab/><text:tab/><text:tab/><text:tab/><text:tab/>|| rank &lt; status.MPI_SOURCE))) {</text:span></text:p>
      <text:p text:style-name="P17"><text:span text:style-name="T2"><text:tab/><text:tab/><text:tab/><text:tab/><text:tab/>MPI_Send(&amp;null, 1, MPI_INT, status.MPI_SOURCE, ACK_CAVE, MPI_COMM_WORLD);</text:span></text:p>
      <text:p text:style-name="P17"><text:span text:style-name="T2"><text:tab/><text:tab/><text:tab/><text:tab/>} else {</text:span></text:p>
      <text:p text:style-name="P17"><text:span text:style-name="T2"><text:tab/><text:tab/><text:tab/><text:tab/><text:tab/>state.group_queue[status.MPI_SOURCE] = WAITING_4_CAVE;</text:span></text:p>
      <text:p text:style-name="P17"><text:span text:style-name="T2"><text:tab/><text:tab/><text:tab/><text:tab/>}</text:span></text:p>
      <text:p text:style-name="P17"><text:span text:style-name="T2"><text:tab/><text:tab/><text:tab/><text:tab/>break;</text:span></text:p>
      <text:p text:style-name="P17"><text:span text:style-name="T2"><text:tab/><text:tab/><text:tab/>case ACK_CAVE:</text:span></text:p>
      <text:p text:style-name="P17"><text:span text:style-name="T2"><text:tab/><text:tab/><text:tab/><text:tab/>if (state.state == GLADE_TO_CAVE){</text:span></text:p>
      <text:p text:style-name="P17"><text:span text:style-name="T2"><text:tab/><text:tab/><text:tab/><text:tab/><text:tab/>cave_ack_counter = cave_ack_counter + 1;</text:span></text:p>
      <text:p text:style-name="P17"><text:span text:style-name="T2"><text:tab/><text:tab/><text:tab/><text:tab/><text:tab/>cave_ack_size = cave_ack_size + state.group_size[status.MPI_SOURCE];</text:span></text:p>
      <text:p text:style-name="P17"><text:span text:style-name="T2"><text:tab/><text:tab/><text:tab/><text:tab/><text:tab/>// If received enough ACKs to go into the cave</text:span></text:p>
      <text:p text:style-name="P17"><text:span text:style-name="T2"><text:tab/><text:tab/><text:tab/><text:tab/><text:tab/>if (j - state.group_size[rank] &gt;= (state.sum_group_size - cave_ack_size) ) {</text:span></text:p>
      <text:p text:style-name="P17"><text:span text:style-name="T2"><text:tab/><text:tab/><text:tab/><text:tab/><text:tab/><text:tab/>state.in_the_cave[rank] = true;</text:span></text:p>
      <text:p text:style-name="P17"><text:span text:style-name="T2"><text:tab/><text:tab/><text:tab/><text:tab/><text:tab/><text:tab/>state.state = WAIT_4_CEREM;</text:span></text:p>
      <text:p text:style-name="P17"><text:span text:style-name="T2"><text:tab/><text:tab/><text:tab/><text:tab/><text:tab/><text:tab/>send_to_all(&amp;null, 1, MPI_INT, ENTER_CAVE);</text:span></text:p>
      <text:p text:style-name="P17"><text:span text:style-name="T2"><text:tab/><text:tab/><text:tab/><text:tab/><text:tab/><text:tab/>cave_ack_counter = 0;</text:span></text:p>
      <text:p text:style-name="P17"><text:span text:style-name="T2"><text:tab/><text:tab/><text:tab/><text:tab/><text:tab/><text:tab/>cave_ack_size = 0;</text:span></text:p>
      <text:p text:style-name="P17"><text:span text:style-name="T2"><text:tab/><text:tab/><text:tab/><text:tab/><text:tab/><text:tab/>signal(SIGALRM, cavemen);</text:span></text:p>
      <text:p text:style-name="P17"><text:span text:style-name="T2"><text:tab/><text:tab/><text:tab/><text:tab/><text:tab/><text:tab/>alarm(1);</text:span></text:p>
      <text:p text:style-name="P17"><text:span text:style-name="T2"><text:tab/><text:tab/><text:tab/><text:tab/><text:tab/>}</text:span></text:p>
      <text:p text:style-name="P17"><text:span text:style-name="T2"><text:tab/><text:tab/><text:tab/><text:tab/>}</text:span></text:p>
      <text:p text:style-name="P17"><text:span text:style-name="T2"><text:tab/><text:tab/><text:tab/><text:tab/>break;</text:span></text:p>
      <text:p text:style-name="P17"><text:soft-page-break/><text:span text:style-name="T2"><text:tab/><text:tab/><text:tab/>case ENTER_CAVE:</text:span></text:p>
      <text:p text:style-name="P17"><text:span text:style-name="T2"><text:tab/><text:tab/><text:tab/><text:tab/>state.in_the_cave[status.MPI_SOURCE] = true;</text:span></text:p>
      <text:p text:style-name="P17"><text:span text:style-name="T2"><text:tab/><text:tab/><text:tab/><text:tab/>break;</text:span></text:p>
      <text:p text:style-name="P17"><text:span text:style-name="T2"><text:tab/><text:tab/><text:tab/>case CELEBRATE:</text:span></text:p>
      <text:p text:style-name="P17"><text:span text:style-name="T2"><text:tab/><text:tab/><text:tab/><text:tab/>if (state.state == WAIT_4_CEREM)</text:span></text:p>
      <text:p text:style-name="P17"><text:span text:style-name="T2"><text:tab/><text:tab/><text:tab/><text:tab/><text:tab/>state.state = CEREMONY;</text:span></text:p>
      <text:p text:style-name="P17"><text:span text:style-name="T2"><text:tab/><text:tab/><text:tab/><text:tab/>break;</text:span></text:p>
      <text:p text:style-name="P17"><text:span text:style-name="T2"><text:tab/><text:tab/><text:tab/>case LEAVE_CAVE:</text:span></text:p>
      <text:p text:style-name="P17"><text:span text:style-name="T2"><text:tab/><text:tab/><text:tab/><text:tab/>state.in_the_cave[status.MPI_SOURCE] = false;</text:span></text:p>
      <text:p text:style-name="P17"><text:span text:style-name="T2"><text:tab/><text:tab/><text:tab/><text:tab/>break;</text:span></text:p>
      <text:p text:style-name="P17"><text:span text:style-name="T2"><text:tab/><text:tab/><text:tab/>default:</text:span></text:p>
      <text:p text:style-name="P17"><text:span text:style-name="T2"><text:tab/><text:tab/><text:tab/><text:tab/>printf("(%2d): !!! Received unknown message from (%2d)\n", rank, status.MPI_SOURCE);</text:span></text:p>
      <text:p text:style-name="P17"><text:span text:style-name="T2"><text:tab/><text:tab/>}</text:span></text:p>
      <text:p text:style-name="P17"><text:span text:style-name="T2"><text:tab/>}</text:span></text:p>
      <text:p text:style-name="P17"><text:span text:style-name="T2"><text:tab/>MPI_Finalize();</text:span></text:p>
      <text:p text:style-name="P17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2" svg:font-family="Arial" style:font-family-generic="roman"/>
    <style:font-face style:name="Arial CE" svg:font-family="'Arial CE'" style:font-family-generic="roman"/>
    <style:font-face style:name="Times New Roman1" svg:font-family="'Times New Roman'" style:font-family-generic="roman"/>
    <style:font-face style:name="Times New Roman CE" svg:font-family="'Times New Roman CE'" style:font-family-generic="roman"/>
    <style:font-face style:name="Arial1" svg:font-family="Arial" style:font-family-generic="swiss"/>
    <style:font-face style:name="Mono" svg:font-family="Mono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="100%" fo:margin-left="0cm" fo:margin-right="0cm" fo:margin-top="0.423cm" fo:margin-bottom="0.212cm" style:contextual-spacing="false" fo:text-align="start" style:justify-single-word="false" fo:orphans="2" fo:widows="2" fo:text-indent="0cm" style:auto-text-indent="false" fo:keep-with-next="always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0pt" fo:language="pl" fo:country="PL" style:font-name-asian="Microsoft YaHei" style:font-size-asian="10pt" style:language-asian="pl" style:country-asian="PL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="100%" fo:margin-left="0cm" fo:margin-right="0cm" fo:margin-top="0.847cm" fo:margin-bottom="0.212cm" style:contextual-spacing="false" fo:text-align="start" style:justify-single-word="false" fo:orphans="2" fo:widows="2" fo:text-indent="0cm" style:auto-text-indent="false" fo:keep-with-next="always" style:vertical-align="auto"/>
      <style:text-properties style:font-name="Arial1" fo:font-size="14pt" fo:language="pl" fo:country="PL" fo:font-weight="bold" style:letter-kerning="true" style:font-size-asian="14pt" style:language-asian="pl" style:country-asian="PL" style:font-weight-asian="bold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="100%" fo:margin-left="0.635cm" fo:margin-right="0cm" fo:margin-top="0.423cm" fo:margin-bottom="0.106cm" style:contextual-spacing="false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Arial1" fo:font-size="12pt" fo:language="pl" fo:country="PL" fo:font-weight="bold" style:font-size-asian="12pt" style:language-asian="pl" style:country-asian="PL" style:font-weight-asian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="100%" fo:margin-left="0cm" fo:margin-right="0cm" fo:margin-top="0.423cm" fo:margin-bottom="0.106cm" style:contextual-spacing="false" fo:text-align="start" style:justify-single-word="false" fo:orphans="2" fo:widows="2" fo:text-indent="0cm" style:auto-text-indent="false" fo:keep-with-next="always" style:vertical-align="auto"/>
      <style:text-properties style:font-name="Arial1" fo:font-size="11pt" fo:language="pl" fo:country="PL" fo:font-weight="bold" style:font-size-asian="11pt" style:language-asian="pl" style:country-asian="PL" style:font-weight-asian="bold"/>
    </style:style>
    <style:style style:name="Nag_b3_ówek" style:display-name="Nag³ówek" style:family="paragraph" style:parent-style-name="Heading_20_1" style:default-outline-level="" style:list-style-name="">
      <style:paragraph-properties fo:margin="100%" fo:margin-left="0cm" fo:margin-right="0cm" fo:margin-top="0.847cm" fo:margin-bottom="0.635cm" style:contextual-spacing="false" fo:text-align="center" style:justify-single-word="false" fo:orphans="2" fo:widows="2" fo:text-indent="0cm" style:auto-text-indent="false" fo:keep-with-next="always" style:vertical-align="auto"/>
      <style:text-properties style:font-name="Arial1" fo:font-size="14pt" fo:language="pl" fo:country="PL" fo:font-weight="bold" style:letter-kerning="true" style:font-size-asian="14pt" style:language-asian="pl" style:country-asian="PL" style:font-weight-asian="bold"/>
    </style:style>
    <style:style style:name="Footer" style:family="paragraph" style:parent-style-name="Standard" style:default-outline-level="" style:class="extra">
      <style:paragraph-properties fo:margin="100%" fo:margin-left="0cm" fo:margin-right="0cm" fo:margin-top="0cm" fo:margin-bottom="0cm" style:contextual-spacing="false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pl" fo:country="PL" style:font-size-asian="10pt" style:language-asian="pl" style:country-asian="P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MT1" style:family="text">
      <style:text-properties fo:font-size="10pt" fo:language="pl" fo:country="PL" style:font-size-asian="10pt" style:language-asian="pl" style:country-asian="PL"/>
    </style:style>
    <style:page-layout style:name="Mpm1">
      <style:page-layout-properties fo:page-width="21.001cm" fo:page-height="29.7cm" style:num-format="1" style:print-orientation="portrait" fo:margin-top="1cm" fo:margin-bottom="1.251cm" fo:margin-left="1.401cm" fo:margin-right="1.401cm" style:writing-mode="lr-tb" style:layout-grid-color="#c0c0c0" style:layout-grid-lines="2744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text:span text:style-name="MT1">/</text:span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Szychowiak</meta:initial-creator>
    <meta:creation-date>2003-12-04T16:54:00</meta:creation-date>
    <dc:date>2014-07-01T05:06:35</dc:date>
    <meta:editing-cycles>4</meta:editing-cycles>
    <meta:editing-duration>P0D</meta:editing-duration>
    <meta:generator>LibreOffice/3.6$Linux_X86_64 LibreOffice_project/360m1$Build-2</meta:generator>
    <dc:creator>Artur Warejko</dc:creator>
    <meta:document-statistic meta:table-count="1" meta:image-count="0" meta:object-count="0" meta:page-count="6" meta:paragraph-count="249" meta:word-count="1358" meta:character-count="10071" meta:non-whitespace-character-count="8458"/>
    <meta:user-defined meta:name="Company">Instytut Informatyki</meta:user-defined>
    <meta:user-defined meta:name="Operator">Michał Szychowiak</meta:user-defined>
  </office:meta>
</office:document-meta>
</file>